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9174" officeooo:paragraph-rsid="00089174"/>
    </style:style>
    <style:style style:name="P2" style:family="paragraph" style:parent-style-name="Standard">
      <style:text-properties officeooo:rsid="00089174" officeooo:paragraph-rsid="000a75ce"/>
    </style:style>
    <style:style style:name="P3" style:family="paragraph" style:parent-style-name="Standard">
      <style:text-properties officeooo:rsid="000a1614" officeooo:paragraph-rsid="000a1614"/>
    </style:style>
    <style:style style:name="P4" style:family="paragraph" style:parent-style-name="Standard">
      <style:text-properties officeooo:rsid="000b71c5" officeooo:paragraph-rsid="000b71c5"/>
    </style:style>
    <style:style style:name="P5" style:family="paragraph" style:parent-style-name="Text_20_body">
      <style:text-properties officeooo:rsid="000c620f" officeooo:paragraph-rsid="000c620f"/>
    </style:style>
    <style:style style:name="P6" style:family="paragraph" style:parent-style-name="Text_20_body">
      <style:text-properties officeooo:paragraph-rsid="000e9efe"/>
    </style:style>
    <style:style style:name="P7" style:family="paragraph" style:parent-style-name="Text_20_body">
      <style:text-properties officeooo:paragraph-rsid="0011ce8e"/>
    </style:style>
    <style:style style:name="P8" style:family="paragraph" style:parent-style-name="Text_20_body">
      <style:text-properties officeooo:paragraph-rsid="00123b29"/>
    </style:style>
    <style:style style:name="P9" style:family="paragraph" style:parent-style-name="Text_20_body">
      <style:text-properties officeooo:paragraph-rsid="00135cac"/>
    </style:style>
    <style:style style:name="P10" style:family="paragraph" style:parent-style-name="Text_20_body">
      <style:text-properties officeooo:rsid="00135cac" officeooo:paragraph-rsid="00135cac"/>
    </style:style>
    <style:style style:name="P11" style:family="paragraph" style:parent-style-name="Text_20_body">
      <style:text-properties officeooo:rsid="00135cac" officeooo:paragraph-rsid="0013b6e3"/>
    </style:style>
    <style:style style:name="P12" style:family="paragraph" style:parent-style-name="Heading_20_1">
      <style:text-properties officeooo:rsid="000a1614" officeooo:paragraph-rsid="000a1614"/>
    </style:style>
    <style:style style:name="P13" style:family="paragraph" style:parent-style-name="Heading_20_1">
      <style:text-properties officeooo:paragraph-rsid="000e3cca"/>
    </style:style>
    <style:style style:name="T1" style:family="text">
      <style:text-properties officeooo:rsid="000a75ce"/>
    </style:style>
    <style:style style:name="T2" style:family="text">
      <style:text-properties officeooo:rsid="000b71c5"/>
    </style:style>
    <style:style style:name="T3" style:family="text">
      <style:text-properties officeooo:rsid="000e3cca"/>
    </style:style>
    <style:style style:name="T4" style:family="text">
      <style:text-properties officeooo:rsid="000e9efe"/>
    </style:style>
    <style:style style:name="T5" style:family="text">
      <style:text-properties fo:color="#dcdcaa" style:font-name="Droid Sans Mono" fo:font-size="10.5pt" fo:font-weight="normal" fo:background-color="#1e1e1e" loext:char-shading-value="0"/>
    </style:style>
    <style:style style:name="T6" style:family="text">
      <style:text-properties officeooo:rsid="0011ce8e"/>
    </style:style>
    <style:style style:name="T7" style:family="text">
      <style:text-properties officeooo:rsid="00123b29"/>
    </style:style>
    <style:style style:name="T8" style:family="text">
      <style:text-properties fo:font-variant="normal" fo:text-transform="none" fo:color="#24292e" style:font-name="SFMono-Regular" fo:font-size="9.75pt" fo:letter-spacing="normal" fo:font-style="normal" fo:font-weight="normal"/>
    </style:style>
    <style:style style:name="T9" style:family="text">
      <style:text-properties fo:font-variant="normal" fo:text-transform="none" fo:color="#24292e" style:font-name="SFMono-Regular" fo:font-size="9.75pt" fo:letter-spacing="normal" fo:font-style="normal" fo:font-weight="normal" officeooo:rsid="00123b29"/>
    </style:style>
    <style:style style:name="T10" style:family="text">
      <style:text-properties fo:font-variant="normal" fo:text-transform="none" fo:color="#24292e" style:font-name="SFMono-Regular" fo:font-size="9.75pt" fo:letter-spacing="normal" fo:font-style="normal" fo:font-weight="normal" officeooo:rsid="00135cac"/>
    </style:style>
    <style:style style:name="T11" style:family="text">
      <style:text-properties fo:font-variant="normal" fo:text-transform="none" fo:color="#24292e" style:font-name="apple-system" fo:font-size="12pt" fo:letter-spacing="normal" fo:font-style="normal" fo:font-weight="normal"/>
    </style:style>
    <style:style style:name="T12"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ffffff" loext:char-shading-value="0"/>
    </style:style>
    <style:style style:name="T13"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135cac" style:text-blinking="false" fo:background-color="#ffffff" loext:char-shading-value="0"/>
    </style:style>
    <style:style style:name="T14" style:family="text">
      <style:text-properties officeooo:rsid="00135cac"/>
    </style:style>
    <style:style style:name="T15" style:family="text">
      <style:text-properties officeooo:rsid="0013b6e3"/>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ERG-5590 <text:span text:style-name="T1">p</text:span>roject report.</text:p>
      <text:p text:style-name="P1"/>
      <text:p text:style-name="P1">Required Environment: Truffle + Ganache + Metatask + NodeJs </text:p>
      <text:p text:style-name="P3"><text:span text:style-name="T1">(</text:span>The project can be found on github link: <text:s/><text:span text:style-name="T1">)</text:span></text:p>
      <text:p text:style-name="P3"/>
      <text:h text:style-name="P12" text:outline-level="1"><text:bookmark text:name="roadmap-for-building-a-dapp"/>Roadmap for <text:span text:style-name="T2">this </text:span>Dapp</text:h>
      <text:p text:style-name="P3"/>
      <text:p text:style-name="P4">I first write a smart contract on Solidity and then deploy it to an Ethereum network. Specifically, I use Truffle to deploy it on a private network run by Ganache. Once the contract is deployed properly, a user can access it through <text:s/>a website. I will use a HTML Javascript, and web3, a library of Javascript Ethereum API, to build a website so that users can access the contract on browsers.</text:p>
      <text:h text:style-name="P13" text:outline-level="1"><text:span text:style-name="T3">Quick Start</text:span> </text:h>
      <text:p text:style-name="P7"><text:span text:style-name="T6">1, </text:span>Setup a private Ethereum network using Ganache <text:span text:style-name="T6">using ganache-cli and import the created accounts to Metatask </text:span></text:p>
      <text:p text:style-name="P8"><text:span text:style-name="T6">2, 1) </text:span>create our project folder and call it <text:span text:style-name="Source_20_Text"><text:span text:style-name="T6">webshop</text:span></text:span>, and setup the necessary files for Truffle <text:span text:style-name="T6">using truffle init 2) copy our contract SecondHandShop.sol to <text:s/></text:span><text:span text:style-name="Source_20_Text"><text:span text:style-name="T6">webshop/contracts 3)replace the webshop/truffle-config.js webshop/package.json webshop/migrations/2_deploy_contracts.js these 3 files with our provided latest files 4) </text:span></text:span></text:p>
      <text:p text:style-name="P7"><text:span text:style-name="T6">3 <text:s/></text:span>execute deploy it on our personal Ethereum network <text:span text:style-name="T7">using </text:span>truffle migrate –reset, <text:span text:style-name="T7">remember the deployed contract address </text:span></text:p>
      <text:p text:style-name="P9"><text:span text:style-name="T7">4 git clone our project, </text:span><text:span text:style-name="Source_20_Text"><text:span text:style-name="T8">cd Smart-Contract-WebShop </text:span></text:span><text:span text:style-name="Source_20_Text"><text:span text:style-name="T9">and copy the contract address to Smart-Contract-WebShop/public/config.js. </text:span></text:span><text:span text:style-name="Source_20_Text"><text:span text:style-name="T10">Install the web server using npm install and start it using </text:span></text:span><text:span text:style-name="Source_20_Text"><text:span text:style-name="T8">npm start</text:span></text:span></text:p>
      <text:p text:style-name="P9"><text:span text:style-name="T14">5,</text:span><text:span text:style-name="T11">Open Web Browser on </text:span><text:a xlink:type="simple" xlink:href="http://localhost/:8000" text:style-name="Internet_20_link" text:visited-style-name="Visited_20_Internet_20_Link"><text:span text:style-name="T12">http://localhost/:</text:span></text:a><text:a xlink:type="simple" xlink:href="http://localhost/:8000" text:style-name="Internet_20_link" text:visited-style-name="Visited_20_Internet_20_Link"><text:span text:style-name="T13">8000</text:span></text:a><text:span text:style-name="T13">, if everything works find you can find the website look like this: </text:span><text:line-break/></text:p>
      <text:p text:style-name="P10">To buy the product, press the green button and input your rating from 0 to 5, then the Metatask would take over it. After you’ve succeed to buy the product, refresh the website and it would like like this:</text:p>
      <text:p text:style-name="P10"/>
      <text:p text:style-name="P10">To post a product, input the product name, product description, price you set and product image file name. <text:span text:style-name="T15">Like this:</text:span></text:p>
      <text:p text:style-name="P10"/>
      <text:p text:style-name="P11">After you’ve succeed to <text:span text:style-name="T15">post</text:span> <text:span text:style-name="T15">a</text:span> product, refresh the website and it would like like this:</text:p>
      <text:h text:style-name="Heading_20_1" text:outline-level="1"><text:soft-page-break/>Contract in Solidity</text:h>
      <text:p text:style-name="Text_20_body"/>
      <text:p text:style-name="P5">I define a struct called Product that stores the product’s information (product name, price, its status to indicate whether it has been sell out or not, its seller, its buyer, description and buyer’s rating)</text:p>
      <text:p text:style-name="P6"><text:span text:style-name="T3">There are several public functions that can be used by web3, for example, createProduct function can let seller to post a product. To return the function result to the web3, I define 4 event in my contract. For example, emit a </text:span><text:span text:style-name="T5">ErrorNotEnoughMoney</text:span><text:span text:style-name="T4"> event to let the buyer know he has not enough money to buy this produ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7:23:51.990203955</meta:creation-date>
    <dc:date>2020-05-15T18:25:34.831684916</dc:date>
    <meta:editing-duration>PT21M</meta:editing-duration>
    <meta:editing-cycles>9</meta:editing-cycles>
    <meta:generator>LibreOffice/6.0.7.3$Linux_X86_64 LibreOffice_project/00m0$Build-3</meta:generator>
    <meta:document-statistic meta:table-count="0" meta:image-count="0" meta:object-count="0" meta:page-count="2" meta:paragraph-count="17" meta:word-count="387" meta:character-count="2378" meta:non-whitespace-character-count="1997"/>
  </office:meta>
</office:document-meta>
</file>